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cced" officeooo:paragraph-rsid="000ccced"/>
    </style:style>
    <style:style style:name="P2" style:family="paragraph" style:parent-style-name="Standard">
      <style:text-properties officeooo:rsid="001824e8" officeooo:paragraph-rsid="001824e8"/>
    </style:style>
    <style:style style:name="P3" style:family="paragraph" style:parent-style-name="Standard">
      <style:text-properties fo:font-weight="bold" officeooo:rsid="000ccced" officeooo:paragraph-rsid="000ccced" style:font-weight-asian="bold" style:font-weight-complex="bold"/>
    </style:style>
    <style:style style:name="P4" style:family="paragraph" style:parent-style-name="Standard">
      <style:text-properties fo:font-weight="bold" officeooo:rsid="001824e8" officeooo:paragraph-rsid="001824e8" style:font-weight-asian="bold" style:font-weight-complex="bold"/>
    </style:style>
    <style:style style:name="P5" style:family="paragraph" style:parent-style-name="Standard">
      <style:text-properties fo:font-weight="bold" officeooo:rsid="0019f315" officeooo:paragraph-rsid="0019f315" style:font-weight-asian="bold" style:font-weight-complex="bold"/>
    </style:style>
    <style:style style:name="P6" style:family="paragraph" style:parent-style-name="Standard">
      <style:text-properties fo:font-weight="bold" officeooo:rsid="001cfbd0" officeooo:paragraph-rsid="001cfbd0" style:font-weight-asian="bold" style:font-weight-complex="bold"/>
    </style:style>
    <style:style style:name="P7" style:family="paragraph" style:parent-style-name="Standard">
      <style:text-properties fo:font-weight="bold" officeooo:rsid="001ef360" officeooo:paragraph-rsid="001ef360" style:font-weight-asian="bold" style:font-weight-complex="bold"/>
    </style:style>
    <style:style style:name="P8" style:family="paragraph" style:parent-style-name="Standard">
      <style:text-properties officeooo:rsid="0019f315" officeooo:paragraph-rsid="0019f315"/>
    </style:style>
    <style:style style:name="P9" style:family="paragraph" style:parent-style-name="Standard">
      <style:text-properties officeooo:rsid="001c98e8" officeooo:paragraph-rsid="001c98e8"/>
    </style:style>
    <style:style style:name="P10" style:family="paragraph" style:parent-style-name="Standard">
      <style:text-properties officeooo:rsid="001cfbd0" officeooo:paragraph-rsid="001cfbd0"/>
    </style:style>
    <style:style style:name="P11" style:family="paragraph" style:parent-style-name="Standard">
      <style:text-properties fo:font-weight="normal" officeooo:rsid="001ef360" officeooo:paragraph-rsid="001ef360" style:font-weight-asian="normal" style:font-weight-complex="normal"/>
    </style:style>
    <style:style style:name="T1" style:family="text">
      <style:text-properties officeooo:rsid="001824e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thod agile :</text:p>
      <text:p text:style-name="P1">Planifier</text:p>
      <text:p text:style-name="P1">Développer </text:p>
      <text:p text:style-name="P1">controler</text:p>
      <text:p text:style-name="P1">Agir</text:p>
      <text:p text:style-name="P1"/>
      <text:p text:style-name="P1"/>
      <text:p text:style-name="P1">select employe.nom,employe.salaire, patron.nom as 'nom du patron' from employe join employe as patron where patron.nosup&lt;employe.nosup and employe.salaire&gt;patron.salaire; </text:p>
      <text:p text:style-name="P1"/>
      <text:p text:style-name="P3">I<text:span text:style-name="T1">N :</text:span></text:p>
      <text:p text:style-name="P1">SELECT nom, titre</text:p>
      <text:p text:style-name="P1">FROM employe</text:p>
      <text:p text:style-name="P1">WHERE titre IN</text:p>
      <text:p text:style-name="P1">(SELECT titre FROM employe WHERE nom='amartakaldire');</text:p>
      <text:p text:style-name="P1"/>
      <text:p text:style-name="P2"><text:span text:style-name="T2">ANY </text:span>:</text:p>
      <text:p text:style-name="P1">SELECT nom, salaire, nodep</text:p>
      <text:p text:style-name="P1">FROM employe</text:p>
      <text:p text:style-name="P1">WHERE salaire&gt; any</text:p>
      <text:p text:style-name="P1">(SELECT salaire FROM employe WHERE nodep='31')</text:p>
      <text:p text:style-name="P1">ORDER by nodep,salaire ASC;</text:p>
      <text:p text:style-name="P1"/>
      <text:p text:style-name="P4">ALL :</text:p>
      <text:p text:style-name="P2">SELECT nom, salaire, nodep</text:p>
      <text:p text:style-name="P2">FROM employe</text:p>
      <text:p text:style-name="P2">WHERE salaire&gt; ALL</text:p>
      <text:p text:style-name="P2">(SELECT salaire FROM employe WHERE nodep='31')</text:p>
      <text:p text:style-name="P2">ORDER by nodep,salaire ASC;</text:p>
      <text:p text:style-name="P2"/>
      <text:p text:style-name="P5">IN :</text:p>
      <text:p text:style-name="P8">SELECT nom, titre</text:p>
      <text:p text:style-name="P8">FROM employe</text:p>
      <text:p text:style-name="P8">WHERE nodep=31 and titre in</text:p>
      <text:p text:style-name="P8">(SELECT titre FROM employe WHERE nodep=32);</text:p>
      <text:p text:style-name="P8"/>
      <text:p text:style-name="P5">NOT IN :</text:p>
      <text:p text:style-name="P8">SELECT nom, titre</text:p>
      <text:p text:style-name="P8">FROM employe</text:p>
      <text:p text:style-name="P8">WHERE nodep=31 and titre not in</text:p>
      <text:p text:style-name="P8">(SELECT titre FROM employe WHERE nodep=32);</text:p>
      <text:p text:style-name="P8"/>
      <text:p text:style-name="P8"/>
      <text:p text:style-name="P9"><text:span text:style-name="T2">FAIRENT </text:span>:</text:p>
      <text:p text:style-name="P9">SELECT nom, titre, salaire</text:p>
      <text:p text:style-name="P9">FROM employe</text:p>
      <text:p text:style-name="P9">WHERE titre =any</text:p>
      <text:p text:style-name="P9">(SELECT titre <text:s/>FROM employe WHERE nom='fairent')</text:p>
      <text:p text:style-name="P9">and salaire =any</text:p>
      <text:p text:style-name="P9">(SELECT salaire <text:s/>FROM employe WHERE nom='fairent')</text:p>
      <text:p text:style-name="P9">;</text:p>
      <text:p text:style-name="P9"/>
      <text:p text:style-name="P6"><text:soft-page-break/>RIGHT JOIN :</text:p>
      <text:p text:style-name="P10"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dept.nodept as numero, dept.nom as service, employe.nom as nom_emp FROM employe </text:span><text:a xlink:type="simple" xlink:href="http://localhost/phpmyadmin/url.php?url=https://dev.mysql.com/doc/refman/8.0/en/string-functions.html#function_right" office:target-frame-name="mysql_doc" xlink:show="replace" text:style-name="Internet_20_link" text:visited-style-name="Visited_20_Internet_20_Link"><text:span text:style-name="Source_20_Text">RIGHT</text:span></text:a><text:span text:style-name="Source_20_Text"> JOIN dept on dept.nodept = employe.nodep ORDER BY numero asc; </text:span></text:p>
      <text:p text:style-name="P10"/>
      <text:p text:style-name="P10"/>
      <text:p text:style-name="P7">1. Calculer le nombre d'employés de chaque titre.</text:p>
      <text:p text:style-name="P7"><text:span text:style-name="T3">SELECT titre, COUNT(nom)</text:span></text:p>
      <text:p text:style-name="P11">FROM employe</text:p>
      <text:p text:style-name="P11">GROUP BY titre</text:p>
      <text:p text:style-name="P11">;</text:p>
      <text:p text:style-name="P11"/>
      <text:p text:style-name="P7">2. Calculer la moyenne des salaires et leur somme, par région.</text:p>
      <text:p text:style-name="P11"/>
      <text:p text:style-name="P11">SELECT nodep, AVG(salaire), SUM(salaire)</text:p>
      <text:p text:style-name="P11">FROM employe</text:p>
      <text:p text:style-name="P11">GROUP BY nodep</text:p>
      <text:p text:style-name="P11">;</text:p>
      <text:p text:style-name="P11"/>
      <text:p text:style-name="P7">3. Afficher les numéros des départements ayant au moins 3 employés.</text:p>
      <text:p text:style-name="P11"/>
      <text:p text:style-name="P11"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nodep, </text:span><text:a xlink:type="simple" xlink:href="http://localhost/phpmyadmin/url.php?url=https://dev.mysql.com/doc/refman/8.0/en/group-by-functions.html#function_count" office:target-frame-name="mysql_doc" xlink:show="replace" text:style-name="Internet_20_link" text:visited-style-name="Visited_20_Internet_20_Link"><text:span text:style-name="Source_20_Text">COUNT</text:span></text:a><text:span text:style-name="Source_20_Text">(nodep) FROM employe GROUP BY nodep HAVING </text:span><text:a xlink:type="simple" xlink:href="http://localhost/phpmyadmin/url.php?url=https://dev.mysql.com/doc/refman/8.0/en/group-by-functions.html#function_count" office:target-frame-name="mysql_doc" xlink:show="replace" text:style-name="Internet_20_link" text:visited-style-name="Visited_20_Internet_20_Link"><text:span text:style-name="Source_20_Text">COUNT</text:span></text:a><text:span text:style-name="Source_20_Text">(nodep) &gt; 3; </text:span></text:p>
      <text:p text:style-name="P11"/>
      <text:p text:style-name="P7">4. Afficher les lettres qui sont l'initiale d'au moins trois employés.</text:p>
      <text:p text:style-name="P11"/>
      <text:p text:style-name="P11">SELECT substr(prenom,1,1), COUNT(substr(prenom,1,1)) as initiale</text:p>
      <text:p text:style-name="P11">FROM employe</text:p>
      <text:p text:style-name="P11">GROUP BY substr(prenom,1,1)</text:p>
      <text:p text:style-name="P11">HAVING (initiale) &gt; 3</text:p>
      <text:p text:style-name="P11">;</text:p>
      <text:p text:style-name="P11"/>
      <text:p text:style-name="P7">5. Rechercher le salaire maximum et le salaire minimum parmi tous les</text:p>
      <text:p text:style-name="P7">salariés et l'écart entre les deux.</text:p>
      <text:p text:style-name="P7"/>
      <text:p text:style-name="P11"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</text:span><text:a xlink:type="simple" xlink:href="http://localhost/phpmyadmin/url.php?url=https://dev.mysql.com/doc/refman/8.0/en/group-by-functions.html#function_max" office:target-frame-name="mysql_doc" xlink:show="replace" text:style-name="Internet_20_link" text:visited-style-name="Visited_20_Internet_20_Link"><text:span text:style-name="Source_20_Text">max</text:span></text:a><text:span text:style-name="Source_20_Text">(salaire), </text:span><text:a xlink:type="simple" xlink:href="http://localhost/phpmyadmin/url.php?url=https://dev.mysql.com/doc/refman/8.0/en/group-by-functions.html#function_min" office:target-frame-name="mysql_doc" xlink:show="replace" text:style-name="Internet_20_link" text:visited-style-name="Visited_20_Internet_20_Link"><text:span text:style-name="Source_20_Text">min</text:span></text:a><text:span text:style-name="Source_20_Text">(salaire), </text:span><text:a xlink:type="simple" xlink:href="http://localhost/phpmyadmin/url.php?url=https://dev.mysql.com/doc/refman/8.0/en/group-by-functions.html#function_max" office:target-frame-name="mysql_doc" xlink:show="replace" text:style-name="Internet_20_link" text:visited-style-name="Visited_20_Internet_20_Link"><text:span text:style-name="Source_20_Text">max</text:span></text:a><text:span text:style-name="Source_20_Text">(salaire)-</text:span><text:a xlink:type="simple" xlink:href="http://localhost/phpmyadmin/url.php?url=https://dev.mysql.com/doc/refman/8.0/en/group-by-functions.html#function_min" office:target-frame-name="mysql_doc" xlink:show="replace" text:style-name="Internet_20_link" text:visited-style-name="Visited_20_Internet_20_Link"><text:span text:style-name="Source_20_Text">min</text:span></text:a><text:span text:style-name="Source_20_Text">(salaire) FROM employe; </text:span></text:p>
      <text:p text:style-name="P11"/>
      <text:p text:style-name="P7">6. Rechercher le nombre de titres différents.</text:p>
      <text:p text:style-name="P7"/>
      <text:p text:style-name="P11">SELECT COUNT(DISTINCT titre)</text:p>
      <text:p text:style-name="P11">FROM employe</text:p>
      <text:p text:style-name="P11"/>
      <text:p text:style-name="P7">7. Pour chaque titre, compter le nombre d'employés possédant ce titre.</text:p>
      <text:p text:style-name="P7"><text:span text:style-name="T3"/></text:p>
      <text:p text:style-name="P7"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Source_20_Text"><text:span text:style-name="T3">SELECT</text:span></text:span></text:a><text:span text:style-name="Source_20_Text"><text:span text:style-name="T3"> titre, </text:span></text:span><text:a xlink:type="simple" xlink:href="http://localhost/phpmyadmin/url.php?url=https://dev.mysql.com/doc/refman/8.0/en/group-by-functions.html#function_count" office:target-frame-name="mysql_doc" xlink:show="replace" text:style-name="Internet_20_link" text:visited-style-name="Visited_20_Internet_20_Link"><text:span text:style-name="Source_20_Text"><text:span text:style-name="T3">COUNT</text:span></text:span></text:a><text:span text:style-name="Source_20_Text"><text:span text:style-name="T3">(titre) FROM employe GROUP BY titre HAVING </text:span></text:span><text:a xlink:type="simple" xlink:href="http://localhost/phpmyadmin/url.php?url=https://dev.mysql.com/doc/refman/8.0/en/group-by-functions.html#function_count" office:target-frame-name="mysql_doc" xlink:show="replace" text:style-name="Internet_20_link" text:visited-style-name="Visited_20_Internet_20_Link"><text:span text:style-name="Source_20_Text"><text:span text:style-name="T3">COUNT</text:span></text:span></text:a><text:span text:style-name="Source_20_Text"><text:span text:style-name="T3">(titre) != titre; </text:span></text:span></text:p>
      <text:p text:style-name="P7"><text:span text:style-name="T3"/></text:p>
      <text:p text:style-name="P7"><text:span text:style-name="T3"/></text:p>
      <text:p text:style-name="P7">8. Pour chaque nom de département, afficher le nom du département et</text:p>
      <text:p text:style-name="P7">le nombre d'employés.</text:p>
      <text:p text:style-name="P7"><text:span text:style-name="T3"/></text:p>
      <text:p text:style-name="P7"><text:soft-page-break/><text:span text:style-name="T3">SELECT dept.nom as service, COUNT(employe.nom) as nombre_emp </text:span></text:p>
      <text:p text:style-name="P7"><text:span text:style-name="T3">FROM employe </text:span></text:p>
      <text:p text:style-name="P7"><text:span text:style-name="T3">RIGHT JOIN dept on dept.nodept = employe.nodep </text:span></text:p>
      <text:p text:style-name="P7"><text:span text:style-name="T3">GROUP BY dept.nom</text:span></text:p>
      <text:p text:style-name="P7"><text:span text:style-name="T3">;</text:span></text:p>
      <text:p text:style-name="P7"><text:span text:style-name="T3"/></text:p>
      <text:p text:style-name="P7">9. Rechercher les titres et la moyenne des salaires par titre dont la</text:p>
      <text:p text:style-name="P7">moyenne est supérieure à la moyenne des salaires des Représentants.</text:p>
      <text:p text:style-name="P7"/>
      <text:p text:style-name="P11">SELECT titre, AVG(salaire) as salair</text:p>
      <text:p text:style-name="P11">FROM employe </text:p>
      <text:p text:style-name="P11">GROUP BY titre</text:p>
      <text:p text:style-name="P11">HAVING AVG(salaire) &gt; any (SELECT AVG(salaire) FROM employe WHERE titre='représentant')</text:p>
      <text:p text:style-name="P11"/>
      <text:p text:style-name="P11">;</text:p>
      <text:p text:style-name="P11"/>
      <text:p text:style-name="P7">10.Rechercher le nombre de salaires renseignés et le nombre de taux de</text:p>
      <text:p text:style-name="P7">commission renseignés.</text:p>
      <text:p text:style-name="P7"/>
      <text:p text:style-name="P7"/>
      <text:p text:style-name="P11">SELECT COUNT(nom), COUNT(tauxcom)</text:p>
      <text:p text:style-name="P11">FROM employe </text:p>
      <text:p text:style-name="P11">WHERE tauxcom &gt; 'null' OR nom != 'null'</text:p>
      <text:p text:style-name="P11">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6T16:27:06.084670608</meta:creation-date>
    <dc:date>2023-10-20T11:26:51.609716520</dc:date>
    <meta:editing-duration>PT6H2M21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3" meta:paragraph-count="89" meta:word-count="426" meta:character-count="2829" meta:non-whitespace-character-count="2479"/>
  </office:meta>
</office:document-meta>
</file>